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okUpTxMgrByTypeAndQualifierAtMethodLevelTests.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.txManager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txManag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TxMgrByTypeAndQualifierAtMethodLevelTests.aft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